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9400000024B3CC50A1D2CFB0F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ven Segment" svg:font-family="'Seven Segment'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333300" draw:marker-start-width="0.359cm" draw:marker-end-width="0.359cm" draw:fill="none" draw:fill-color="#333333" draw:textarea-horizontal-align="justify" draw:textarea-vertical-align="middle" draw:auto-grow-height="false" fo:min-height="6.75cm" fo:min-width="6.5cm" fo:padding-top="0.178cm" fo:padding-bottom="0.178cm" fo:padding-left="0.303cm" fo:padding-right="0.303cm" fo:wrap-option="wrap"/>
    </style:style>
    <style:style style:name="gr2" style:family="graphic" style:parent-style-name="standard">
      <style:graphic-properties draw:fill-color="#ff0000" draw:textarea-horizontal-align="justify" draw:textarea-vertical-align="middle" draw:auto-grow-height="false" fo:min-height="0.104cm" fo:min-width="0cm" fo:wrap-option="wrap"/>
    </style:style>
    <style:style style:name="gr3" style:family="graphic" style:parent-style-name="standard">
      <style:graphic-properties svg:stroke-width="0.106cm" svg:stroke-color="#000000" draw:marker-start-width="0.359cm" draw:marker-end-width="0.359cm" draw:fill="none" draw:fill-color="#333333" draw:textarea-horizontal-align="justify" draw:textarea-vertical-align="middle" draw:auto-grow-height="false" fo:min-height="6.75cm" fo:min-width="6.5cm" fo:padding-top="0.178cm" fo:padding-bottom="0.178cm" fo:padding-left="0.303cm" fo:padding-right="0.303cm" fo:wrap-option="wrap"/>
    </style:style>
    <style:style style:name="gr4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2.75cm" fo:min-width="0.3cm" fo:padding-top="0.178cm" fo:padding-bottom="0.178cm" fo:padding-left="0.303cm" fo:padding-right="0.303cm"/>
    </style:style>
    <style:style style:name="gr5" style:family="graphic" style:parent-style-name="standard">
      <style:graphic-properties draw:fill-color="#eeeeee" draw:textarea-horizontal-align="justify" draw:textarea-vertical-align="middle" draw:auto-grow-height="false" fo:min-height="2.68cm" fo:min-width="2.43cm" fo:wrap-option="wrap"/>
    </style:style>
    <style:style style:name="gr6" style:family="graphic" style:parent-style-name="standard">
      <style:graphic-properties draw:textarea-horizontal-align="justify" draw:textarea-vertical-align="middle" draw:auto-grow-height="false" fo:min-height="0.396cm" fo:min-width="0.146cm" fo:wrap-option="wrap"/>
    </style:style>
    <style:style style:name="gr7" style:family="graphic" style:parent-style-name="standard">
      <style:graphic-properties draw:fill-color="#a1467e" draw:textarea-horizontal-align="justify" draw:textarea-vertical-align="middle" draw:auto-grow-height="false" fo:min-height="0.104cm" fo:min-width="0cm" fo:wrap-option="wrap"/>
    </style:style>
    <style:style style:name="gr8" style:family="graphic" style:parent-style-name="standard">
      <style:graphic-properties draw:fill-color="#00a933" draw:textarea-horizontal-align="justify" draw:textarea-vertical-align="middle" draw:auto-grow-height="false" fo:min-height="0.316cm" fo:min-width="0.066cm" fo:wrap-option="wrap"/>
    </style:style>
    <style:style style:name="gr9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textarea-horizontal-align="justify" draw:textarea-vertical-align="middle" draw:auto-grow-height="false" fo:min-height="0.688cm" fo:min-width="1.148cm"/>
    </style:style>
    <style:style style:name="gr11" style:family="graphic" style:parent-style-name="standard">
      <style:graphic-properties draw:fill-color="#b2b2b2" draw:textarea-horizontal-align="justify" draw:textarea-vertical-align="middle" draw:auto-grow-height="false" fo:min-height="1.263cm" fo:min-width="3.265cm"/>
      <style:paragraph-properties style:writing-mode="lr-tb"/>
    </style:style>
    <style:style style:name="gr12" style:family="graphic" style:parent-style-name="standard">
      <style:graphic-properties svg:stroke-width="0.053cm" svg:stroke-color="#ff0000" draw:marker-start-width="0.279cm" draw:marker-end-width="0.279cm" draw:fill="solid" draw:fill-color="#eeeeee" draw:textarea-horizontal-align="justify" draw:textarea-vertical-align="middle" draw:auto-grow-height="false" fo:min-height="0.19cm" fo:min-width="0cm" fo:padding-top="0.151cm" fo:padding-bottom="0.151cm" fo:padding-left="0.276cm" fo:padding-right="0.276cm" fo:wrap-option="wrap"/>
    </style:style>
    <style:style style:name="gr13" style:family="graphic" style:parent-style-name="standard">
      <style:graphic-properties svg:stroke-width="0.053cm" svg:stroke-color="#ffd428" draw:marker-start-width="0.279cm" draw:marker-end-width="0.279cm" draw:fill="solid" draw:fill-color="#eeeeee" draw:textarea-horizontal-align="justify" draw:textarea-vertical-align="middle" draw:auto-grow-height="false" fo:min-height="0.138cm" fo:min-width="0cm" fo:padding-top="0.151cm" fo:padding-bottom="0.151cm" fo:padding-left="0.276cm" fo:padding-right="0.276cm" fo:wrap-option="wrap"/>
    </style:style>
    <style:style style:name="gr14" style:family="graphic" style:parent-style-name="standard">
      <style:graphic-properties svg:stroke-width="0.053cm" svg:stroke-color="#3faf46" draw:marker-start-width="0.279cm" draw:marker-end-width="0.279cm" draw:fill="solid" draw:fill-color="#eeeeee" draw:textarea-horizontal-align="justify" draw:textarea-vertical-align="middle" draw:auto-grow-height="false" fo:min-height="0.138cm" fo:min-width="0cm" fo:padding-top="0.151cm" fo:padding-bottom="0.151cm" fo:padding-left="0.276cm" fo:padding-right="0.276cm" fo:wrap-option="wrap"/>
    </style:style>
    <style:style style:name="gr15" style:family="graphic" style:parent-style-name="standard">
      <style:graphic-properties svg:stroke-width="0.053cm" svg:stroke-color="#2a6099" draw:marker-start-width="0.279cm" draw:marker-end-width="0.279cm" draw:fill="solid" draw:fill-color="#eeeeee" draw:textarea-horizontal-align="justify" draw:textarea-vertical-align="middle" draw:auto-grow-height="false" fo:min-height="0.138cm" fo:min-width="0cm" fo:padding-top="0.151cm" fo:padding-bottom="0.151cm" fo:padding-left="0.276cm" fo:padding-right="0.276cm" fo:wrap-option="wrap"/>
    </style:style>
    <style:style style:name="gr16" style:family="graphic" style:parent-style-name="standard">
      <style:graphic-properties svg:stroke-width="0.106cm" svg:stroke-color="#000000" draw:marker-start-width="0.359cm" draw:marker-end-width="0.359cm" draw:fill="none" draw:fill-color="#333333" draw:textarea-horizontal-align="justify" draw:textarea-vertical-align="middle" draw:auto-grow-height="false" fo:min-height="6.644cm" fo:min-width="6.394cm" fo:padding-top="0.178cm" fo:padding-bottom="0.178cm" fo:padding-left="0.303cm" fo:padding-right="0.303cm" fo:wrap-option="wrap"/>
    </style:style>
    <style:style style:name="gr17" style:family="graphic" style:parent-style-name="standard">
      <style:graphic-properties draw:fill-color="#2a6099" draw:textarea-horizontal-align="justify" draw:textarea-vertical-align="middle" draw:auto-grow-height="false" fo:min-height="0.316cm" fo:min-width="0.066cm" fo:wrap-option="wrap"/>
    </style:style>
    <style:style style:name="gr18" style:family="graphic" style:parent-style-name="standard">
      <style:graphic-properties svg:stroke-color="#000000" draw:fill-color="#000000" draw:textarea-horizontal-align="justify" draw:textarea-vertical-align="middle" draw:auto-grow-height="false" fo:min-height="0.316cm" fo:min-width="0.066cm" fo:wrap-option="wrap"/>
    </style:style>
    <style:style style:name="gr19" style:family="graphic" style:parent-style-name="standard">
      <style:graphic-properties svg:stroke-color="#1c1c1c" draw:fill-color="#1c1c1c" draw:textarea-horizontal-align="justify" draw:textarea-vertical-align="middle" draw:auto-grow-height="false" fo:min-height="0.884cm" fo:min-width="2.312cm"/>
    </style:style>
    <style:style style:name="gr20" style:family="graphic" style:parent-style-name="standard">
      <style:graphic-properties draw:stroke="none" svg:stroke-color="#1c1c1c" draw:fill="solid" draw:fill-color="#ffffff" draw:textarea-horizontal-align="justify" draw:textarea-vertical-align="middle" draw:auto-grow-height="false" fo:min-height="0.884cm" fo:min-width="2.312cm" draw:shadow="hidden"/>
    </style:style>
    <style:style style:name="gr21" style:family="graphic" style:parent-style-name="standard">
      <style:graphic-properties svg:stroke-width="0.106cm" svg:stroke-color="#000000" draw:marker-start-width="0.358cm" draw:marker-end-width="0.358cm" draw:fill="none" draw:fill-color="#333333" draw:textarea-horizontal-align="justify" draw:textarea-vertical-align="middle" draw:auto-grow-height="false" fo:min-height="6.75cm" fo:min-width="6.5cm" fo:padding-top="0.177cm" fo:padding-bottom="0.177cm" fo:padding-left="0.302cm" fo:padding-right="0.302cm" fo:wrap-option="wrap"/>
    </style:style>
    <style:style style:name="gr22" style:family="graphic" style:parent-style-name="standard">
      <style:graphic-properties draw:fill-color="#ff0000" draw:textarea-horizontal-align="justify" draw:textarea-vertical-align="middle" draw:auto-grow-height="false" fo:min-height="0.104cm" fo:min-width="0cm" fo:wrap-option="wrap" draw:shadow="hidden"/>
    </style:style>
    <style:style style:name="gr23" style:family="graphic" style:parent-style-name="standard">
      <style:graphic-properties draw:fill-color="#b2b2b2" draw:textarea-horizontal-align="justify" draw:textarea-vertical-align="middle" draw:auto-grow-height="false" fo:min-height="0.929cm" fo:min-width="0.976cm"/>
    </style:style>
    <style:style style:name="gr24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929cm" fo:min-width="0.976cm" draw:shadow="hidden"/>
    </style:style>
    <style:style style:name="gr25" style:family="graphic" style:parent-style-name="standard">
      <style:graphic-properties draw:fill-color="#ffff00" draw:textarea-horizontal-align="justify" draw:textarea-vertical-align="middle" draw:auto-grow-height="false" fo:min-height="0.316cm" fo:min-width="0.066cm" fo:wrap-option="wrap" draw:shadow="hidden"/>
    </style:style>
    <style:style style:name="gr26" style:family="graphic" style:parent-style-name="standard">
      <style:graphic-properties svg:stroke-color="#000000" draw:fill-color="#ffff00" draw:textarea-horizontal-align="justify" draw:textarea-vertical-align="middle" draw:auto-grow-height="false" fo:min-height="0.316cm" fo:min-width="0.066cm" fo:wrap-option="wrap" draw:shadow="hidden"/>
    </style:style>
    <style:style style:name="gr27" style:family="graphic" style:parent-style-name="standard">
      <style:graphic-properties draw:fill-color="#ffff00" draw:textarea-horizontal-align="justify" draw:textarea-vertical-align="middle" draw:auto-grow-height="false" fo:min-height="0cm" fo:min-width="0cm" fo:wrap-option="wrap"/>
    </style:style>
    <style:style style:name="gr28" style:family="graphic" style:parent-style-name="standard">
      <style:graphic-properties draw:fill-color="#ff0000" draw:textarea-horizontal-align="justify" draw:textarea-vertical-align="middle" draw:auto-grow-height="false" fo:min-height="0cm" fo:min-width="0cm" fo:wrap-option="wrap"/>
    </style:style>
    <style:style style:name="gr29" style:family="graphic" style:parent-style-name="standard">
      <style:graphic-properties draw:fill-color="#ffffff" draw:textarea-horizontal-align="justify" draw:textarea-vertical-align="middle" draw:auto-grow-height="false" fo:min-height="0cm" fo:min-width="0cm" fo:wrap-option="wrap"/>
    </style:style>
    <style:style style:name="gr30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 fo:wrap-option="wrap"/>
    </style:style>
    <style:style style:name="gr3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333333"/>
      <style:paragraph-properties fo:text-align="center"/>
    </style:style>
    <style:style style:name="P2" style:family="paragraph">
      <loext:graphic-properties draw:fill-color="#ff00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eeeee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a1467e"/>
      <style:paragraph-properties fo:text-align="center"/>
    </style:style>
    <style:style style:name="P7" style:family="paragraph">
      <loext:graphic-properties draw:fill-color="#00a933"/>
      <style:paragraph-properties fo:text-align="center"/>
    </style:style>
    <style:style style:name="P8" style:family="paragraph">
      <style:paragraph-properties fo:text-align="center" style:writing-mode="lr-tb"/>
      <style:text-properties fo:color="#ff0000" loext:opacity="100%" style:font-name="Seven Segment" fo:font-size="40pt" style:font-size-asian="40pt" style:font-size-complex="40pt"/>
    </style:style>
    <style:style style:name="P9" style:family="paragraph">
      <loext:graphic-properties draw:fill-color="#b2b2b2"/>
      <style:paragraph-properties fo:text-align="center" style:writing-mode="lr-tb"/>
      <style:text-properties fo:color="#ff0000" loext:opacity="100%" style:font-name="Seven Segment" fo:font-size="40pt" style:font-size-asian="40pt" style:font-size-complex="40pt"/>
    </style:style>
    <style:style style:name="P10" style:family="paragraph">
      <loext:graphic-properties draw:fill="solid" draw:fill-color="#eeeeee"/>
      <style:paragraph-properties fo:text-align="center"/>
    </style:style>
    <style:style style:name="P11" style:family="paragraph">
      <loext:graphic-properties draw:fill-color="#2a6099"/>
      <style:paragraph-properties fo:text-align="center"/>
    </style:style>
    <style:style style:name="P12" style:family="paragraph">
      <loext:graphic-properties draw:fill-color="#000000"/>
      <style:paragraph-properties fo:text-align="center"/>
    </style:style>
    <style:style style:name="P13" style:family="paragraph">
      <loext:graphic-properties draw:fill-color="#1c1c1c"/>
      <style:paragraph-properties fo:text-align="center"/>
    </style:style>
    <style:style style:name="P14" style:family="paragraph">
      <loext:graphic-properties draw:fill="solid" draw:fill-color="#ffffff"/>
      <style:paragraph-properties fo:text-align="center" style:writing-mode="lr-tb"/>
    </style:style>
    <style:style style:name="P15" style:family="paragraph">
      <loext:graphic-properties draw:fill-color="#b2b2b2"/>
      <style:paragraph-properties fo:text-align="center"/>
      <style:text-properties fo:color="#ff0000" loext:opacity="100%" style:font-name="Seven Segment" fo:font-size="28pt" style:font-size-asian="40pt" style:font-size-complex="40pt"/>
    </style:style>
    <style:style style:name="P16" style:family="paragraph">
      <loext:graphic-properties draw:fill="solid" draw:fill-color="#ff0000"/>
      <style:paragraph-properties fo:text-align="center"/>
      <style:text-properties fo:color="#ff0000" loext:opacity="100%" style:font-name="Seven Segment" fo:font-size="28pt" style:font-size-asian="40pt" style:font-size-complex="40pt"/>
    </style:style>
    <style:style style:name="P17" style:family="paragraph">
      <loext:graphic-properties draw:fill-color="#ffff00"/>
      <style:paragraph-properties fo:text-align="center"/>
    </style:style>
    <style:style style:name="P18" style:family="paragraph">
      <loext:graphic-properties draw:fill-color="#1c1c1c"/>
      <style:paragraph-properties fo:text-align="center"/>
      <style:text-properties fo:font-size="9pt" style:font-size-asian="9pt" style:font-size-complex="9pt"/>
    </style:style>
    <style:style style:name="P19" style:family="paragraph">
      <loext:graphic-properties draw:fill="solid" draw:fill-color="#ffffff"/>
      <style:paragraph-properties fo:text-align="center"/>
      <style:text-properties fo:font-size="9pt" style:font-size-asian="9pt" style:font-size-complex="9pt"/>
    </style:style>
    <style:style style:name="P20" style:family="paragraph">
      <loext:graphic-properties draw:fill-color="#ffffff"/>
      <style:paragraph-properties fo:text-align="center"/>
    </style:style>
    <style:style style:name="T1" style:family="text">
      <style:text-properties fo:color="#ff0000" loext:opacity="100%" style:font-name="Seven Segment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7cm" svg:height="7cm" svg:x="1.475cm" svg:y="1.4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7.345cm" svg:y="1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7cm" svg:height="7cm" svg:x="10.827cm" svg:y="1.3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6.697cm" svg:y="1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8cm" svg:height="3cm" svg:x="4.592cm" svg:y="3.45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93cm" svg:height="2.93cm" svg:x="12.929cm" svg:y="2.73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912cm" svg:height="0.912cm" svg:x="13.905cm" svg:y="6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7cm" svg:height="7cm" svg:x="1.433cm" svg:y="8.9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7.318cm" svg:y="9.5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5cm" svg:height="0.5cm" svg:x="2.478cm" svg:y="14.1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8cm" svg:height="0.8cm" svg:x="4.55cm" svg:y="14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3" draw:layer="layout" svg:x1="2.641cm" svg:y1="12.712cm" svg:x2="7.23cm" svg:y2="12.723cm">
          <text:p/>
        </draw:line>
        <draw:custom-shape draw:style-name="gr10" draw:text-style-name="P5" draw:layer="layout" svg:width="1.648cm" svg:height="0.938cm" svg:x="3.628cm" svg:y="12.26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.765cm" svg:height="1.513cm" svg:x="3.014cm" svg:y="10.159cm">
          <text:p text:style-name="P8"><text:span text:style-name="T1">3535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cm" svg:height="7cm" svg:x="10.67cm" svg:y="8.8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6.737cm" svg:y="9.5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0.62cm" svg:height="0.62cm" svg:x="12.8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0.62cm" svg:height="0.62cm" svg:x="14.8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0.62cm" svg:height="0.62cm" svg:x="13.8cm" svg:y="13.5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62cm" svg:height="0.62cm" svg:x="13.8cm" svg:y="11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6" draw:text-style-name="P1" draw:layer="layout" svg:width="7cm" svg:height="7cm" svg:x="1.448cm" svg:y="16.62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7.515cm" svg:y="17.3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7" draw:layer="layout" svg:width="0.8cm" svg:height="0.8cm" svg:x="4.43cm" svg:y="21.4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1" draw:layer="layout" svg:width="0.8cm" svg:height="0.8cm" svg:x="3.463cm" svg:y="2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2" draw:layer="layout" svg:width="0.8cm" svg:height="0.8cm" svg:x="5.202cm" svg:y="2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19" draw:text-style-name="P13" draw:layer="layout" svg:width="2.811cm" svg:height="1.133cm" svg:x="3.417cm" svg:y="18.522cm" svg:viewBox="0 0 2812 1134" svg:d="M0 1134c0-378 0-756 0-1134 937 0 1875 0 2812 0 0 378 0 756 0 1134-937 0-1875 0-2812 0z">
              <text:p/>
            </draw:path>
            <draw:path draw:style-name="gr20" draw:text-style-name="P14" draw:layer="layout" svg:width="0.275cm" svg:height="0.459cm" svg:x="4.018cm" svg:y="18.85cm" svg:viewBox="0 0 276 460" svg:d="M211 460c-38-51-76-102-114-153-14 11-27 23-41 34 0 40 0 79 0 119-19 0-37 0-56 0 0-153 0-307 0-460 19 0 37 0 56 0 0 96 0 192 0 288 49-55 98-109 148-163 21 0 43 0 65 0-46 48-91 96-136 144 47 64 95 127 143 191-22 0-44 0-65 0z">
              <text:p/>
            </draw:path>
            <draw:path draw:style-name="gr20" draw:text-style-name="P14" draw:layer="layout" svg:width="0.113cm" svg:height="0.591cm" svg:x="4.278cm" svg:y="18.85cm" svg:viewBox="0 0 114 592" svg:d="M58 53v-53h56v53zM114 502c0 31-6 54-19 69-12 14-31 21-56 21-16 0-29-1-39-3v-43l19 2c14 0 24-4 30-11 6-8 9-22 9-44v-368h56z">
              <text:p/>
            </draw:path>
            <draw:path draw:style-name="gr20" draw:text-style-name="P14" draw:layer="layout" svg:width="0.444cm" svg:height="0.341cm" svg:x="4.476cm" svg:y="18.968cm" svg:viewBox="0 0 445 342" svg:d="M196 342v-213c0-32-4-55-13-67-9-13-25-19-48-19-24 0-43 9-57 27-14 19-21 44-21 77v195h-55v-263c0-39-1-63-2-72h53c0 1 0 4 0 8 1 5 1 10 1 16s1 17 1 33h1c12-24 26-41 41-50 16-9 35-14 57-14 26 0 46 5 60 15 15 10 25 26 31 49h1c12-23 26-39 42-49 17-10 37-15 60-15 34 0 58 9 74 28 15 18 23 48 23 90v224h-55v-213c0-32-5-55-14-67-8-13-24-19-48-19s-43 9-57 27c-13 18-20 44-20 77v195z">
              <text:p/>
            </draw:path>
            <draw:path draw:style-name="gr20" draw:text-style-name="P14" draw:layer="layout" svg:width="0.299cm" svg:height="0.347cm" svg:x="4.99cm" svg:y="18.968cm" svg:viewBox="0 0 300 348" svg:d="M300 174c0 58-13 102-39 131s-63 43-113 43c-49 0-85-15-110-45s-38-73-38-129c0-116 50-174 150-174 52 0 89 14 113 42 25 29 37 72 37 132zM241 174c0-47-7-80-21-101-13-21-36-32-69-32-32 0-56 11-71 32-14 22-21 55-21 101 0 44 7 77 21 100 14 22 37 33 68 33 33 0 57-11 72-32 14-22 21-56 21-101z">
              <text:p/>
            </draw:path>
            <draw:path draw:style-name="gr20" draw:text-style-name="P14" draw:layer="layout" svg:width="0.284cm" svg:height="0.472cm" svg:x="5.343cm" svg:y="18.969cm" svg:viewBox="0 0 285 473" svg:d="M143 473c-36 0-66-7-87-22-22-14-36-34-42-61l56-8c4 16 12 28 25 36 12 9 29 13 50 13 55 0 83-33 83-98v-55h-1c-10 22-25 38-43 49s-40 16-64 16c-41 0-72-14-91-41s-29-70-29-128c0-60 10-104 31-132s52-42 95-42c24 0 44 5 62 16 17 11 31 27 40 47h1c0-7 0-17 1-32s2-24 2-25h53c-1 11-1 34-1 69v257c0 94-47 141-141 141zM228 173c0-27-4-50-11-70-8-20-18-35-32-45-13-11-28-16-46-16-28 0-49 10-62 31s-19 54-19 100 6 79 18 99 33 30 63 30c17 0 33-5 46-15 14-11 24-26 32-45 7-19 11-42 11-69z">
              <text:p/>
            </draw:path>
          </draw:g>
        </draw:g>
        <draw:path draw:style-name="gr21" draw:text-style-name="P1" draw:layer="layout" svg:width="6.999cm" svg:height="6.999cm" svg:x="10.655cm" svg:y="16.643cm" svg:viewBox="0 0 7000 7000" svg:d="M0 7000c0-2333 0-4667 0-7000 2333 0 4667 0 7000 0 0 2333 0 4667 0 7000-2333 0-4667 0-7000 0z">
          <text:p/>
        </draw:path>
        <draw:path draw:style-name="gr22" draw:text-style-name="P2" draw:layer="layout" svg:width="0.5cm" svg:height="0.5cm" svg:x="16.722cm" svg:y="17.345cm" svg:viewBox="0 0 501 501" svg:d="M501 251c0 43-12 87-34 125s-53 69-91 91-82 34-125 34c-44 0-88-12-126-34s-69-53-91-91-34-82-34-125c0-44 12-88 34-126s53-69 91-91 82-34 126-34c43 0 87 12 125 34s69 53 91 91 34 82 34 126z">
          <text:p/>
        </draw:path>
        <draw:g>
          <draw:path draw:style-name="gr23" draw:text-style-name="P15" draw:layer="layout" svg:width="1.475cm" svg:height="1.178cm" svg:x="13.416cm" svg:y="17.189cm" svg:viewBox="0 0 1476 1179" svg:d="M0 1179c0-393 0-786 0-1179 492 0 984 0 1476 0 0 393 0 786 0 1179-492 0-984 0-1476 0z">
            <text:p/>
          </draw:path>
          <draw:path draw:style-name="gr24" draw:text-style-name="P16" draw:layer="layout" svg:width="0.329cm" svg:height="0.69cm" svg:x="13.741cm" svg:y="17.426cm" svg:viewBox="0 0 330 691" svg:d="M0 660c10-11 21-21 31-32 74 0 147 0 220 0 11 11 21 21 32 32-11 10-21 21-32 31-73 0-146 0-220 0-10-10-21-21-31-31zM0 346c10-11 21-21 31-32 74 0 147 0 220 0 11 11 21 21 32 32-11 10-21 21-32 31-73 0-146 0-220 0-10-10-21-21-31-31zM0 32c10-11 21-21 31-32 74 0 147 0 220 0 11 11 21 21 32 32-11 10-21 21-32 31-73 0-146 0-220 0-10-10-21-21-31-31zM267 613c0-74 0-147 0-220 11-11 21-21 32-31 10 10 21 20 31 31 0 73 0 146 0 220-10 10-21 20-31 31-11-11-21-21-32-31zM267 298c0-73 0-146 0-219 11-11 21-21 32-31 10 10 21 20 31 31 0 73 0 146 0 219-10 11-21 21-31 32-11-11-21-21-32-32z">
            <text:p/>
          </draw:path>
          <draw:path draw:style-name="gr24" draw:text-style-name="P16" draw:layer="layout" svg:width="0.377cm" svg:height="0.69cm" svg:x="14.19cm" svg:y="17.426cm" svg:viewBox="0 0 378 691" svg:d="M0 298c0-73 0-146 0-219 11-11 21-21 32-31 10 10 21 20 31 31 0 73 0 146 0 219-10 11-21 21-31 32-11-11-21-21-32-32zM48 660c10-11 20-21 31-32 73 0 147 0 220 0 11 11 21 21 32 32-11 10-21 21-32 31-73 0-147 0-220 0-11-10-21-21-31-31zM48 346c10-11 20-21 31-32 73 0 147 0 220 0 11 11 21 21 32 32-11 10-21 21-32 31-73 0-147 0-220 0-11-10-21-21-31-31zM48 32c10-11 20-21 31-32 73 0 147 0 220 0 11 11 21 21 32 32-11 10-21 21-32 31-73 0-147 0-220 0-11-10-21-21-31-31zM315 613c0-74 0-147 0-220 11-11 21-21 32-31 10 10 21 20 31 31 0 73 0 146 0 220-10 10-21 20-31 31-11-11-21-21-32-31z">
            <text:p/>
          </draw:path>
        </draw:g>
        <draw:path draw:style-name="gr25" draw:text-style-name="P17" draw:layer="layout" svg:width="0.8cm" svg:height="0.8cm" svg:x="12.821cm" svg:y="20.804cm" svg:viewBox="0 0 801 801" svg:d="M801 401c0 70-19 139-54 200s-85 111-146 146-130 54-200 54c-71 0-140-19-201-54s-111-85-146-146-54-130-54-200c0-71 19-140 54-201s85-111 146-146 130-54 201-54c70 0 139 19 200 54s111 85 146 146 54 130 54 201z">
          <text:p/>
        </draw:path>
        <draw:path draw:style-name="gr26" draw:text-style-name="P17" draw:layer="layout" svg:width="0.8cm" svg:height="0.8cm" svg:x="14.56cm" svg:y="20.804cm" svg:viewBox="0 0 801 801" svg:d="M801 401c0 70-19 139-54 200s-85 111-146 146-130 54-200 54c-71 0-140-19-201-54s-111-85-146-146-54-130-54-200c0-71 19-140 54-201s85-111 146-146 130-54 201-54c70 0 139 19 200 54s111 85 146 146 54 130 54 201z">
          <text:p/>
        </draw:path>
        <draw:g>
          <draw:path draw:style-name="gr19" draw:text-style-name="P18" draw:layer="layout" svg:width="2.811cm" svg:height="1.133cm" svg:x="12.775cm" svg:y="19.226cm" svg:viewBox="0 0 2812 1134" svg:d="M0 1134c0-378 0-756 0-1134 937 0 1875 0 2812 0 0 378 0 756 0 1134-937 0-1875 0-2812 0z">
            <text:p/>
          </draw:path>
          <draw:path draw:style-name="gr20" draw:text-style-name="P19" draw:layer="layout" svg:width="0.206cm" svg:height="0.224cm" svg:x="13.218cm" svg:y="19.503cm" svg:viewBox="0 0 207 225" svg:d="M0 112c0-36 10-63 29-83 19-19 45-29 80-29 24 0 44 4 59 12s26 22 35 40l-29 8c-6-13-15-22-25-27-11-6-25-9-41-9-25 0-45 8-58 23s-20 37-20 64c0 28 7 50 21 66 15 16 34 24 59 24 14 0 28-2 40-7 12-4 22-10 30-17v-40h-65v-25h92v76c-11 12-25 21-42 27-17 7-35 10-55 10-23 0-42-5-59-14s-29-22-38-39-13-37-13-60z">
            <text:p/>
          </draw:path>
          <draw:path draw:style-name="gr20" draw:text-style-name="P19" draw:layer="layout" svg:width="0.162cm" svg:height="0.173cm" svg:x="13.462cm" svg:y="19.554cm" svg:viewBox="0 0 163 174" svg:d="M51 174c-17 0-30-4-38-13-9-9-13-21-13-37 0-17 6-30 17-40 12-9 30-14 56-14l37-1v-9c0-14-3-24-8-30-6-6-15-9-28-9-12 0-21 2-27 6-6 5-9 12-10 21l-30-3c5-30 28-45 68-45 21 0 37 5 48 15 10 9 16 23 16 42v72c0 8 1 15 3 19s6 6 12 6c3 0 6 0 9-1v17c-7 2-14 3-21 3-10 0-18-3-23-8-4-6-7-14-8-26h-1c-7 13-15 22-25 27-9 5-21 8-34 8zM57 153c10 0 20-2 28-7 8-4 14-11 18-19 5-8 7-16 7-24v-14l-30 1c-13 0-23 1-30 4-7 2-12 6-16 11-3 5-5 12-5 20 0 9 2 16 7 21s12 7 21 7z">
            <text:p/>
          </draw:path>
          <draw:path draw:style-name="gr20" draw:text-style-name="P19" draw:layer="layout" svg:width="0.138cm" svg:height="0.173cm" svg:x="13.634cm" svg:y="19.554cm" svg:viewBox="0 0 139 174" svg:d="M139 124c0 16-6 28-18 37s-29 13-50 13-38-3-49-10-19-18-22-33l25-4c2 9 7 15 14 20 8 4 18 6 32 6s24-2 31-7c6-4 10-11 10-19 0-7-3-12-7-17-5-4-12-7-22-10l-20-5c-16-4-28-8-35-12-6-4-12-9-16-15-3-6-5-13-5-21 0-15 5-27 16-35s27-12 48-12c18 0 33 3 44 10 11 6 18 17 21 31l-25 3c-2-7-6-13-13-17s-16-6-27-6c-13 0-22 2-28 6s-9 9-9 17c0 5 1 9 4 12 2 3 6 6 11 8 4 2 15 5 30 9s26 7 32 10c7 4 12 7 16 11s6 8 9 13c2 5 3 11 3 17z">
            <text:p/>
          </draw:path>
          <draw:path draw:style-name="gr20" draw:text-style-name="P19" draw:layer="layout" svg:width="0.162cm" svg:height="0.173cm" svg:x="13.889cm" svg:y="19.554cm" svg:viewBox="0 0 163 174" svg:d="M51 174c-17 0-30-4-38-13-9-9-13-21-13-37 0-17 6-30 17-40 12-9 30-14 56-14l37-1v-9c0-14-3-24-8-30-6-6-15-9-28-9-12 0-21 2-27 6-6 5-9 12-10 21l-30-3c5-30 28-45 68-45 21 0 37 5 48 15 10 9 16 23 16 42v72c0 8 1 15 3 19s6 6 12 6c3 0 6 0 9-1v17c-7 2-14 3-21 3-10 0-18-3-23-8-4-6-7-14-8-26h-1c-7 13-15 22-25 27-9 5-21 8-34 8zM57 153c10 0 20-2 28-7 8-4 14-11 18-19 5-8 7-16 7-24v-14l-30 1c-13 0-23 1-30 4-7 2-12 6-16 11-3 5-5 12-5 20 0 9 2 16 7 21s12 7 21 7z">
            <text:p/>
          </draw:path>
          <draw:path draw:style-name="gr20" draw:text-style-name="P19" draw:layer="layout" svg:width="0.142cm" svg:height="0.232cm" svg:x="14.074cm" svg:y="19.495cm" svg:viewBox="0 0 143 233" svg:d="M143 145c0 59-20 88-62 88-12 0-23-2-32-7-8-4-15-12-20-22 0 3-1 8-1 15 0 6-1 10-1 11h-27c1-6 1-17 1-35v-195h28v65c0 7 0 15-1 24h1c5-11 12-18 20-23 9-5 20-7 32-7 22 0 37 7 47 21 10 15 15 36 15 65zM114 146c0-23-3-40-10-50-6-10-16-15-30-15-16 0-27 5-34 16-8 11-11 28-11 51 0 22 3 38 10 48 8 11 19 16 35 16 14 0 24-5 30-15 7-11 10-28 10-51z">
            <text:p/>
          </draw:path>
          <draw:path draw:style-name="gr20" draw:text-style-name="P19" draw:layer="layout" svg:width="0.027cm" svg:height="0.229cm" svg:x="14.253cm" svg:y="19.495cm" svg:viewBox="0 0 28 230" svg:d="M0 230c0-77 0-153 0-230 9 0 19 0 28 0 0 77 0 153 0 230-9 0-19 0-28 0z">
            <text:p/>
          </draw:path>
          <draw:path draw:style-name="gr20" draw:text-style-name="P19" draw:layer="layout" svg:width="0.162cm" svg:height="0.173cm" svg:x="14.317cm" svg:y="19.554cm" svg:viewBox="0 0 163 174" svg:d="M51 174c-17 0-30-4-38-13-9-9-13-21-13-37 0-17 6-30 17-40 12-9 30-14 56-14l37-1v-9c0-14-3-24-8-30-6-6-15-9-28-9-12 0-21 2-27 6-6 5-9 12-10 21l-30-3c5-30 28-45 68-45 21 0 37 5 48 15 10 9 16 23 16 42v72c0 8 1 15 3 19s6 6 12 6c3 0 6 0 9-1v17c-7 2-14 3-21 3-10 0-18-3-23-8-4-6-7-14-8-26h-1c-7 13-15 22-25 27-9 5-21 8-34 8zM57 153c10 0 20-2 28-7 8-4 14-11 18-19 5-8 7-16 7-24v-14l-30 1c-13 0-23 1-30 4-7 2-12 6-16 11-3 5-5 12-5 20 0 9 2 16 7 21s12 7 21 7z">
            <text:p/>
          </draw:path>
          <draw:path draw:style-name="gr20" draw:text-style-name="P19" draw:layer="layout" svg:width="0.138cm" svg:height="0.173cm" svg:x="14.489cm" svg:y="19.554cm" svg:viewBox="0 0 139 174" svg:d="M139 124c0 16-6 28-18 37s-29 13-50 13-38-3-49-10-19-18-22-33l25-4c2 9 7 15 14 20 8 4 18 6 32 6s24-2 31-7c6-4 10-11 10-19 0-7-3-12-7-17-5-4-12-7-22-10l-20-5c-16-4-28-8-35-12-6-4-12-9-16-15-3-6-5-13-5-21 0-15 5-27 16-35s27-12 48-12c18 0 33 3 44 10 11 6 18 17 21 31l-25 3c-2-7-6-13-13-17s-16-6-27-6c-13 0-22 2-28 6s-9 9-9 17c0 5 1 9 4 12 2 3 6 6 11 8 4 2 15 5 30 9s26 7 32 10c7 4 12 7 16 11s6 8 9 13c2 5 3 11 3 17z">
            <text:p/>
          </draw:path>
          <draw:path draw:style-name="gr20" draw:text-style-name="P19" draw:layer="layout" svg:width="0.138cm" svg:height="0.173cm" svg:x="14.65cm" svg:y="19.554cm" svg:viewBox="0 0 139 174" svg:d="M139 124c0 16-6 28-18 37s-29 13-50 13-38-3-49-10-19-18-22-33l25-4c2 9 7 15 14 20 8 4 18 6 32 6s24-2 31-7c6-4 10-11 10-19 0-7-3-12-7-17-5-4-12-7-22-10l-20-5c-16-4-28-8-35-12-6-4-12-9-16-15-3-6-5-13-5-21 0-15 5-27 16-35s27-12 48-12c18 0 33 3 44 10 11 6 18 17 21 31l-25 3c-2-7-6-13-13-17s-16-6-27-6c-13 0-22 2-28 6s-9 9-9 17c0 5 1 9 4 12 2 3 6 6 11 8 4 2 15 5 30 9s26 7 32 10c7 4 12 7 16 11s6 8 9 13c2 5 3 11 3 17z">
            <text:p/>
          </draw:path>
          <draw:path draw:style-name="gr20" draw:text-style-name="P19" draw:layer="layout" svg:width="0.148cm" svg:height="0.173cm" svg:x="14.816cm" svg:y="19.554cm" svg:viewBox="0 0 149 174" svg:d="M29 92c0 20 4 35 12 45 8 11 20 16 35 16 12 0 22-2 29-7 8-5 13-11 15-19l25 7c-10 27-33 40-69 40-25 0-43-7-56-22s-20-37-20-66c0-28 7-49 20-64s31-22 55-22c50 0 74 29 74 88v4zM120 71c-1-17-6-30-13-38-8-8-18-12-32-12s-25 4-33 13c-7 9-12 21-12 37z">
            <text:p/>
          </draw:path>
          <draw:path draw:style-name="gr20" draw:text-style-name="P19" draw:layer="layout" svg:width="0.134cm" svg:height="0.17cm" svg:x="15.002cm" svg:y="19.554cm" svg:viewBox="0 0 135 171" svg:d="M107 171v-106c0-11-1-20-3-26s-6-10-11-13c-4-3-11-4-21-4-13 0-24 5-31 14-8 9-12 22-12 38v97h-28v-132c0-20 0-32-1-36h26c0 1 1 2 1 4s0 5 0 8 0 9 1 17c7-12 14-20 22-25 9-5 19-7 32-7 18 0 32 5 40 14 9 9 13 24 13 45v112z">
            <text:p/>
          </draw:path>
          <draw:path draw:style-name="gr20" draw:text-style-name="P19" draw:layer="layout" svg:width="0.129cm" svg:height="0.221cm" svg:x="13.11cm" svg:y="19.862cm" svg:viewBox="0 0 130 222" svg:d="M66 222c-37 0-59-19-66-57l29-5c2 12 6 21 13 28 6 7 14 10 24 10 11 0 19-4 26-11 6-8 9-18 9-33v-130h-42v-24h71v154c0 21-5 38-17 50-11 12-27 18-47 18z">
            <text:p/>
          </draw:path>
          <draw:path draw:style-name="gr20" draw:text-style-name="P19" draw:layer="layout" svg:width="0.162cm" svg:height="0.173cm" svg:x="13.28cm" svg:y="19.91cm" svg:viewBox="0 0 163 174" svg:d="M51 174c-17 0-30-4-38-13-9-9-13-21-13-37 0-17 6-30 17-40 12-9 30-14 56-14l37-1v-9c0-14-3-24-8-30-6-6-15-9-28-9-12 0-21 2-27 6-6 5-9 12-10 21l-30-3c5-30 28-45 68-45 21 0 37 5 48 15 10 9 16 23 16 42v72c0 8 1 15 3 19s6 6 12 6c3 0 6 0 9-1v17c-7 2-14 3-21 3-10 0-18-3-23-8-4-6-7-14-8-26h-1c-7 13-15 22-25 27-9 5-21 8-34 8zM57 153c10 0 20-2 28-7 8-4 14-11 18-19 5-8 7-16 7-24v-14l-30 1c-13 0-23 1-30 4-7 2-12 6-16 11-3 5-5 12-5 20 0 9 2 16 7 21s12 7 21 7z">
            <text:p/>
          </draw:path>
          <draw:path draw:style-name="gr20" draw:text-style-name="P19" draw:layer="layout" svg:width="0.177cm" svg:height="0.218cm" svg:x="14.626cm" svg:y="19.862cm" svg:viewBox="0 0 178 219" svg:d="M142 219l-117-187 1 16v26 145h-26v-219h34l119 188c-1-21-2-35-2-44v-144h27v219z">
            <text:p/>
          </draw:path>
          <draw:path draw:style-name="gr20" draw:text-style-name="P19" draw:layer="layout" svg:width="0.148cm" svg:height="0.173cm" svg:x="14.842cm" svg:y="19.91cm" svg:viewBox="0 0 149 174" svg:d="M29 92c0 20 4 35 12 45 8 11 20 16 35 16 12 0 22-2 29-7 8-5 13-11 15-19l25 7c-10 27-33 40-69 40-25 0-43-7-56-22s-20-37-20-66c0-28 7-49 20-64s31-22 55-22c50 0 74 29 74 88v4zM120 71c-1-17-6-30-13-38-8-8-18-12-32-12s-25 4-33 13c-7 9-12 21-12 37z">
            <text:p/>
          </draw:path>
          <draw:path draw:style-name="gr20" draw:text-style-name="P19" draw:layer="layout" svg:width="0.027cm" svg:height="0.229cm" svg:x="15.028cm" svg:y="19.851cm" svg:viewBox="0 0 28 230" svg:d="M0 27c0-9 0-18 0-27 9 0 19 0 28 0 0 9 0 18 0 27-9 0-19 0-28 0zM0 230c0-56 0-112 0-168 9 0 19 0 28 0 0 56 0 112 0 168-9 0-19 0-28 0z">
            <text:p/>
          </draw:path>
          <draw:path draw:style-name="gr20" draw:text-style-name="P19" draw:layer="layout" svg:width="0.134cm" svg:height="0.17cm" svg:x="15.1cm" svg:y="19.91cm" svg:viewBox="0 0 135 171" svg:d="M107 171v-106c0-11-1-20-3-26s-6-10-11-13c-4-3-11-4-21-4-13 0-24 5-31 14-8 9-12 22-12 38v97h-28v-132c0-20 0-32-1-36h26c0 1 1 2 1 4s0 5 0 8 0 9 1 17c7-12 14-20 22-25 9-5 19-7 32-7 18 0 32 5 40 14 9 9 13 24 13 45v112z">
            <text:p/>
          </draw:path>
        </draw:g>
        <draw:custom-shape draw:style-name="gr27" draw:text-style-name="P17" draw:layer="layout" svg:width="0.2cm" svg:height="0.2cm" svg:x="13.611cm" svg:y="4.3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7" draw:layer="layout" svg:width="0.2cm" svg:height="0.2cm" svg:x="13.934cm" svg:y="3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2cm" svg:height="0.2cm" svg:x="14.966cm" svg:y="3.7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0" draw:layer="layout" svg:width="0.2cm" svg:height="0.2cm" svg:x="14.459cm" svg:y="4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Standard">
        <draw:g>
          <draw:custom-shape draw:style-name="gr16" draw:text-style-name="P1" draw:layer="layout" svg:width="7cm" svg:height="7cm" svg:x="1.25cm" svg:y="1.2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7.317cm" svg:y="1.9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304cm" svg:height="0.32cm" svg:x="3.446cm" svg:y="4.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19" draw:text-style-name="P13" draw:layer="layout" svg:width="2.811cm" svg:height="1.133cm" svg:x="3.219cm" svg:y="3.145cm" svg:viewBox="0 0 2812 1134" svg:d="M0 1134c0-378 0-756 0-1134 937 0 1875 0 2812 0 0 378 0 756 0 1134-937 0-1875 0-2812 0z">
              <text:p/>
            </draw:path>
            <draw:path draw:style-name="gr20" draw:text-style-name="P14" draw:layer="layout" svg:width="0.275cm" svg:height="0.459cm" svg:x="3.82cm" svg:y="3.473cm" svg:viewBox="0 0 276 460" svg:d="M211 460c-38-51-76-102-114-153-14 11-27 23-41 34 0 40 0 79 0 119-19 0-37 0-56 0 0-153 0-307 0-460 19 0 37 0 56 0 0 96 0 192 0 288 49-55 98-109 148-163 21 0 43 0 65 0-46 48-91 96-136 144 47 64 95 127 143 191-22 0-44 0-65 0z">
              <text:p/>
            </draw:path>
            <draw:path draw:style-name="gr20" draw:text-style-name="P14" draw:layer="layout" svg:width="0.444cm" svg:height="0.341cm" svg:x="4.278cm" svg:y="3.591cm" svg:viewBox="0 0 445 342" svg:d="M196 342v-213c0-32-4-55-13-67-9-13-25-19-48-19-24 0-43 9-57 27-14 19-21 44-21 77v195h-55v-263c0-39-1-63-2-72h53c0 1 0 4 0 8 1 5 1 10 1 16s1 17 1 33h1c12-24 26-41 41-50 16-9 35-14 57-14 26 0 46 5 60 15 15 10 25 26 31 49h1c12-23 26-39 42-49 17-10 37-15 60-15 34 0 58 9 74 28 15 18 23 48 23 90v224h-55v-213c0-32-5-55-14-67-8-13-24-19-48-19s-43 9-57 27c-13 18-20 44-20 77v195z">
              <text:p/>
            </draw:path>
            <draw:path draw:style-name="gr20" draw:text-style-name="P14" draw:layer="layout" svg:width="0.299cm" svg:height="0.347cm" svg:x="4.792cm" svg:y="3.591cm" svg:viewBox="0 0 300 348" svg:d="M300 174c0 58-13 102-39 131s-63 43-113 43c-49 0-85-15-110-45s-38-73-38-129c0-116 50-174 150-174 52 0 89 14 113 42 25 29 37 72 37 132zM241 174c0-47-7-80-21-101-13-21-36-32-69-32-32 0-56 11-71 32-14 22-21 55-21 101 0 44 7 77 21 100 14 22 37 33 68 33 33 0 57-11 72-32 14-22 21-56 21-101z">
              <text:p/>
            </draw:path>
          </draw:g>
          <draw:custom-shape draw:style-name="gr30" draw:text-style-name="P12" draw:layer="layout" svg:width="0.304cm" svg:height="0.32cm" svg:x="4.196cm" svg:y="4.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304cm" svg:height="0.32cm" svg:x="4.946cm" svg:y="4.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304cm" svg:height="0.32cm" svg:x="5.696cm" svg:y="4.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1" draw:text-style-name="P5" draw:layer="layout" svg:width="2.415cm" svg:height="0.587cm" svg:x="3.5cm" svg:y="3.413cm">
            <draw:image xlink:href="Pictures/100000000000009400000024B3CC50A1D2CFB0FF.png" xlink:type="simple" xlink:show="embed" xlink:actuate="onLoad" draw:mime-type="image/png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ven Segment" svg:font-family="'Seven Segment'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5-02T15:00:23.304000000</meta:creation-date>
    <dc:date>2025-06-09T20:18:09.030000000</dc:date>
    <meta:editing-duration>PT20M32S</meta:editing-duration>
    <meta:editing-cycles>7</meta:editing-cycles>
    <meta:generator>LibreOffice/7.3.2.2$Windows_X86_64 LibreOffice_project/49f2b1bff42cfccbd8f788c8dc32c1c309559be0</meta:generator>
    <meta:document-statistic meta:object-count="77"/>
  </office:meta>
</office:document-meta>
</file>